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1<text:tab/>Résumé</text:p>
      <text:p text:style-name="P1"/>
      <text:p text:style-name="P1">Création d'un site -e commerce dans le cadre de la formation </text:p>
      <text:p text:style-name="P1">AFPA : Dévellopeur Web et Web Mobile, à Roubaix.</text:p>
      <text:p text:style-name="P1"/>
      <text:p text:style-name="P1">Le site ce devra d'être fonctionnel, dynamique et responsive et respectera les standards respectés par la communauté et le milieu du dévellopement.</text:p>
      <text:p text:style-name="P1"/>
      <text:p text:style-name="P1">Un projet conçu par une équipe de jeune développeur découvrant le monde du développement web.</text:p>
      <text:p text:style-name="P1"/>
      <text:p text:style-name="P1"/>
      <text:list xml:id="list8691600912594221005" text:style-name="L1">
        <text:list-header>
          <text:p text:style-name="P4">1.2<text:tab/>Contexte et présentation de l'équipe</text:p>
        </text:list-header>
      </text:list>
      <text:p text:style-name="P1"/>
      <text:p text:style-name="P1">Le projet se déroule dans le cadre de notre formation à l'AFPA de Roubaix : </text:p>
      <text:p text:style-name="P1">Formation Dévellopeur Web et Web Mobile.</text:p>
      <text:p text:style-name="P1"/>
      <text:p text:style-name="P1">Notre équipe est composé des membres suivant : </text:p>
      <text:p text:style-name="P1"/>
      <text:list xml:id="list7317400371806402891" text:style-name="L2">
        <text:list-item>
          <text:p text:style-name="P6">Thomas Lorjean</text:p>
        </text:list-item>
        <text:list-item>
          <text:p text:style-name="P6">Thomas Fortrie</text:p>
        </text:list-item>
        <text:list-item>
          <text:p text:style-name="P6">Asma Erouel</text:p>
        </text:list-item>
        <text:list-item>
          <text:p text:style-name="P6">Ryad Sekfali</text:p>
        </text:list-item>
        <text:list-item>
          <text:p text:style-name="P6">Touhami Hellou</text:p>
        </text:list-item>
      </text:list>
      <text:p text:style-name="P1"/>
      <text:p text:style-name="P1">Le travail est réparti entre les membres de l'équipe ou chaque membre pratique aussi bien le FRONT que le BACK.</text:p>
      <text:p text:style-name="P1"/>
      <text:p text:style-name="P1">Nous serons toutes et tous considéré comme dévellopeur(se)s.</text:p>
      <text:p text:style-name="P1"/>
      <text:p text:style-name="P1">Chaque semaine, une rotation assurera la nomination d'un "team leader" différent parmis les membres de l'équipe.</text:p>
      <text:p text:style-name="P1"/>
      <text:p text:style-name="P1"/>
      <text:list xml:id="list7742734101957944324" text:style-name="L3">
        <text:list-item>
          <text:list>
            <text:list-item>
              <text:p text:style-name="P5">Objectif du projet</text:p>
            </text:list-item>
          </text:list>
        </text:list-item>
      </text:list>
      <text:p text:style-name="P1"/>
      <text:p text:style-name="P1"/>
      <text:p text:style-name="P1">Le but du projet est d'éttendre et de dévelloper nos compétence en FRONT et BACK.</text:p>
      <text:p text:style-name="P1">Il nous permettra de travailler sur tout les aspects existant d'un projet, de sa création à sa livraison.</text:p>
      <text:p text:style-name="P1"/>
      <text:p text:style-name="P1">Listes non hexaustive : </text:p>
      <text:list xml:id="list4569679532043731464" text:style-name="L4">
        <text:list-item>
          <text:p text:style-name="P7">Conception de smaquettes</text:p>
        </text:list-item>
        <text:list-item>
          <text:p text:style-name="P7">Intégration</text:p>
        </text:list-item>
        <text:list-item>
          <text:p text:style-name="P7">Développement</text:p>
        </text:list-item>
        <text:list-item>
          <text:p text:style-name="P7">Maintenance</text:p>
        </text:list-item>
        <text:list-item>
          <text:p text:style-name="P7">Mise en production</text:p>
        </text:list-item>
      </text:list>
      <text:p text:style-name="P1"/>
      <text:p text:style-name="P2"><text:span text:style-name="T1">Par la méthode </text:span><text:span text:style-name="T2">AGILE</text:span><text:span text:style-name="T1">, nous apprenons à travailler en équipe et collaborer pleinement à l'obtention d'un travail réussi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6$Win32 OpenOffice.org_project/416m1$Build-9790</meta:generator>
    <dc:date>2019-09-19T08:44:09.02</dc:date>
    <meta:document-statistic meta:table-count="0" meta:image-count="0" meta:object-count="0" meta:page-count="1" meta:paragraph-count="27" meta:word-count="226" meta:character-count="1347"/>
    <dc:creator>bob lazar</dc:creator>
    <meta:user-defined meta:name="Info 1"/>
    <meta:user-defined meta:name="Info 2"/>
    <meta:user-defined meta:name="Info 3"/>
    <meta:user-defined meta:name="Info 4"/>
  </office:meta>
</office:document-meta>
</file>